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use-window-font-color="true"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7" style:family="table-cell" style:parent-style-name="Default">
      <style:text-properties fo:color="#77216f"/>
    </style:style>
    <style:style style:name="ce11" style:family="table-cell" style:parent-style-name="Default">
      <style:text-properties fo:color="#cc0066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ext-properties fo:color="#cc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ext-properties fo:color="#009900"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ext-properties fo:color="#009900"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heck:</text:p>
          </table:table-cell>
          <table:table-cell table:number-columns-repeated="6"/>
          <table:table-cell table:style-name="ce5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ro_move – moving to one loc before</text:p>
          </table:table-cell>
          <table:table-cell table:number-columns-repeated="6"/>
          <table:table-cell table:style-name="ce1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5" office:value-type="string" calcext:value-type="string">
            <text:p>Images ke background ko sahi kar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in controls – space for turning on/off soun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Issue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hero_move – temple is not considered a blockag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5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5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12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Phase – 2 </text:p>
          </table:table-cell>
          <table:table-cell table:style-name="ce5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style-name="ce22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5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5">Phase</text:span> – 3</text:p>
          </table:table-cell>
          <table:table-cell table:style-name="ce5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3:47:43.506705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4T01:13:26.334852186</dc:date>
    <meta:editing-duration>P1DT10H24M28S</meta:editing-duration>
    <meta:editing-cycles>186</meta:editing-cycles>
    <meta:generator>LibreOffice/4.2.6.3$Linux_X86_64 LibreOffice_project/420m0$Build-3</meta:generator>
    <meta:document-statistic meta:table-count="4" meta:cell-count="176" meta:object-count="0"/>
  </office:meta>
</office:document-meta>
</file>